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CD60000043895CD7C949A7464CD.png" manifest:media-type="image/png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Helvetica Neue" svg:font-family="'Helvetica Neue', Helvetica, 'Arial Unicode MS', Ari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4.613cm" table:align="left" style:writing-mode="lr-tb"/>
    </style:style>
    <style:style style:name="Tabla1.A" style:family="table-column">
      <style:table-column-properties style:column-width="24.613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style:min-row-height="11.938cm" fo:keep-together="auto"/>
    </style:style>
    <style:style style:name="Tabla1.A2" style:family="table-cell">
      <style:table-cell-properties style:vertical-align="middle" fo:padding="0.097cm" fo:border="0.1pt solid #000000" style:writing-mode="lr-tb"/>
    </style:style>
    <style:style style:name="P1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  <style:text-properties fo:font-size="6pt" style:font-size-asian="6pt" style:font-size-complex="6pt"/>
    </style:style>
    <style:style style:name="P2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_20__28_user_29_">
      <style:paragraph-properties fo:text-align="center" style:justify-single-word="false" style:snap-to-layout-grid="false"/>
      <style:text-properties fo:font-size="6pt" style:font-size-asian="6pt" style:font-size-complex="6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14c59b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MODEL ENTITAT RELACIÓ</text:p>
          </table:table-cell>
        </table:table-row>
        <table:table-row table:style-name="Tabla1.2">
          <table:table-cell table:style-name="Tabla1.A2" office:value-type="string">
            <text:p text:style-name="P11"><draw:frame draw:style-name="fr2" draw:name="Imagen2" text:anchor-type="paragraph" svg:width="24.419cm" svg:height="8.026cm" draw:z-index="1"><draw:image xlink:href="Pictures/1000020100000CD60000043895CD7C949A7464CD.png" xlink:type="simple" xlink:show="embed" xlink:actuate="onLoad" loext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Helvetica Neue" svg:font-family="'Helvetica Neue', Helvetica, 'Arial Unicode MS', Ari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4c59b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T4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501cm" fo:margin-bottom="0.676cm" fo:margin-left="3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3cm" svg:height="2.372cm" draw:z-index="0"><draw:image xlink:href="Pictures/100000000000041400000201774D0BBF142F3B3B.jpg" xlink:type="simple" xlink:show="embed" xlink:actuate="onLoad" loext:mime-type="image/jpeg"/></draw:frame></text:p>
        <text:p text:style-name="MP1">A: ANÀLISI I PLANIFICACIÓ</text:p>
        <text:p text:style-name="MP2"/>
        <text:p text:style-name="MP3"><text:span text:style-name="MT1">Alumne</text:span>: <text:span text:style-name="MT2">Miguel Jesús Colom Palacios</text:span></text:p>
        <text:p text:style-name="MP3"><text:span text:style-name="MT1">Centre</text:span>: <text:span text:style-name="MT2">IES pau casesnoves</text:span></text:p>
      </style:header>
      <style:footer>
        <text:p text:style-name="MP4"><text:span text:style-name="MT3">Campionat Balearskills Disseny Web 2018/19</text:span></text:p>
        <text:p text:style-name="MP5">DOC_A03 – Model Entitat Relació.</text:p>
        <text:p text:style-name="MP6"><text:span text:style-name="Page_20_Number"><text:span text:style-name="MT4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10:25:30.573847072</dc:date>
    <meta:print-date>2011-12-12T12:04:00</meta:print-date>
    <meta:editing-cycles>18</meta:editing-cycles>
    <meta:editing-duration>PT1H54M52S</meta:editing-duration>
    <meta:document-statistic meta:table-count="1" meta:image-count="2" meta:object-count="0" meta:page-count="1" meta:paragraph-count="7" meta:word-count="26" meta:character-count="182" meta:non-whitespace-character-count="162"/>
    <meta:generator>LibreOffice/6.0.6.2$Linux_X86_64 LibreOffice_project/00m0$Build-2</meta:generator>
  </office:meta>
</office:document-meta>
</file>